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2.5835in"/>
    </style:style>
    <style:style style:name="co3" style:family="table-column">
      <style:table-column-properties fo:break-before="auto" style:column-width="1.9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RF r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ERRA input frequen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A5_3d1kmMYF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RRA_2d1kmMYFP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RRA_2d1kmMYnoFP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RRA_2d1kmSH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RRA_1d1kmMYFP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ERRA_1d1kmSH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RRA_2d0.5kmSH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RRA_1d0.5kmSH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FS_3d1kmMYFP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ERRA_2d1kmMYFP</text:p>
          </table:table-cell>
          <table:table-cell office:value-type="string" calcext:value-type="string">
            <text:p>1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RRA_2d1kmMYnoFP</text:p>
          </table:table-cell>
          <table:table-cell office:value-type="string" calcext:value-type="string">
            <text:p>1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RRA_2d1kmSH</text:p>
          </table:table-cell>
          <table:table-cell office:value-type="string" calcext:value-type="string">
            <text:p>1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RRA_1d1kmMYFP</text:p>
          </table:table-cell>
          <table:table-cell office:value-type="string" calcext:value-type="string">
            <text:p>1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ERRA_2d0.5kmSH</text:p>
          </table:table-cell>
          <table:table-cell office:value-type="string" calcext:value-type="string">
            <text:p>1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ERRA_1d0.5kmSH</text:p>
          </table:table-cell>
          <table:table-cell office:value-type="string" calcext:value-type="string">
            <text:p>1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0:50:41.372642934</meta:creation-date>
    <dc:date>2024-06-13T10:58:13.781848644</dc:date>
    <meta:editing-duration>PT7M33S</meta:editing-duration>
    <meta:editing-cycles>1</meta:editing-cycles>
    <meta:document-statistic meta:table-count="1" meta:cell-count="46" meta:object-count="0"/>
    <meta:generator>LibreOffice/7.3.7.2$Linux_X86_64 LibreOffice_project/30$Build-2</meta:generator>
  </office:meta>
</office:document-meta>
</file>